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Interolog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omplexes interologues existants pour chaque catégorie de complex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plexes binaires soluble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3">
              <text:list-item>
                <text:p>1AY7 </text:p>
              </text:list-item>
              <text:list-item>
                <text:p>1BVN</text:p>
              </text:list-item>
              <text:list-item>
                <text:p>1CGI</text:p>
              </text:list-item>
              <text:list-item>
                <text:p>1CS0</text:p>
              </text:list-item>
              <text:list-item>
                <text:p>1E6E</text:p>
              </text:list-item>
              <text:list-item>
                <text:p>1FFT</text:p>
              </text:list-item>
              <text:list-item>
                <text:p>1I4D</text:p>
              </text:list-item>
              <text:list-item>
                <text:p>1JP3</text:p>
              </text:list-item>
              <text:list-item>
                <text:p>1KKL</text:p>
              </text:list-item>
              <text:list-item>
                <text:p>1L7V</text:p>
              </text:list-item>
              <text:list-item>
                <text:p>1N2C</text:p>
              </text:list-item>
              <text:list-item>
                <text:p>1QA9</text:p>
              </text:list-item>
              <text:list-item>
                <text:p>1QDL</text:p>
              </text:list-item>
              <text:list-item>
                <text:p>1UDI</text:p>
              </text:list-item>
              <text:list-item>
                <text:p>1XD3</text:p>
              </text:list-item>
              <text:list-item>
                <text:p>2A5T</text:p>
              </text:list-item>
              <text:list-item>
                <text:p>2QFW</text:p>
              </text:list-item>
              <text:list-item>
                <text:p>3DGE</text:p>
              </text:list-item>
              <text:list-item>
                <text:p>3DHW</text:p>
              </text:list-item>
              <text:list-item>
                <text:p>3FN1</text:p>
              </text:list-item>
              <text:list-item>
                <text:p>3I3T</text:p>
              </text:list-item>
              <text:list-item>
                <text:p>3T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ticorps-Antigè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AHW</text:p>
              </text:list-item>
              <text:list-item>
                <text:p>1BGX</text:p>
              </text:list-item>
              <text:list-item>
                <text:p>1DQJ</text:p>
              </text:list-item>
              <text:list-item>
                <text:p>1JPS</text:p>
              </text:list-item>
              <text:list-item>
                <text:p>1ML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omomères C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AFW</text:p>
              </text:list-item>
              <text:list-item>
                <text:p>1J5P</text:p>
              </text:list-item>
              <text:list-item>
                <text:p>1LVL</text:p>
              </text:list-item>
              <text:list-item>
                <text:p>1MJF</text:p>
              </text:list-item>
              <text:list-item>
                <text:p>1OC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omomères D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f8w</text:p>
              </text:list-item>
              <text:list-item>
                <text:p>1inl</text:p>
              </text:list-item>
              <text:list-item>
                <text:p>1m3k</text:p>
              </text:list-item>
              <text:list-item>
                <text:p>1sjw</text:p>
              </text:list-item>
              <text:list-item>
                <text:p>3c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er domaine doma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BIB</text:p>
              </text:list-item>
              <text:list-item>
                <text:p>1LAP</text:p>
              </text:list-item>
              <text:list-item>
                <text:p>1LDD</text:p>
              </text:list-item>
              <text:list-item>
                <text:p>1N0J</text:p>
              </text:list-item>
              <text:list-item>
                <text:p>1RHD</text:p>
              </text:list-item>
              <text:list-item>
                <text:p>2AAA</text:p>
              </text:list-item>
              <text:list-item>
                <text:p>2PGD</text:p>
              </text:list-item>
              <text:list-item>
                <text:p>2REB</text:p>
              </text:list-item>
              <text:list-item>
                <text:p>2TS1</text:p>
              </text:list-item>
              <text:list-item>
                <text:p>4EN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cro-Assembl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1PPJ</text:p>
              </text:list-item>
              <text:list-item>
                <text:p>4R3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3:18:40.940588416</meta:creation-date>
    <dc:date>2017-11-14T21:49:15.892739402</dc:date>
    <meta:editing-duration>P1DT6H9M27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